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fo:break-before="page" table:align="margins"/>
    </style:style>
    <style:style style:name="Таблица1.A" style:family="table-column">
      <style:table-column-properties style:column-width="5.666cm" style:rel-column-width="3212*"/>
    </style:style>
    <style:style style:name="Таблица1.B" style:family="table-column">
      <style:table-column-properties style:column-width="5.711cm" style:rel-column-width="3238*"/>
    </style:style>
    <style:style style:name="Таблица1.C" style:family="table-column">
      <style:table-column-properties style:column-width="5.623cm" style:rel-column-width="318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11" style:family="paragraph" style:parent-style-name="Text_20_body" style:master-page-name="First_20_Page">
      <style:paragraph-properties fo:margin-left="0cm" fo:margin-right="0cm" fo:text-align="start" style:justify-single-word="false" fo:text-indent="0cm" style:auto-text-indent="false" style:page-number="auto" fo:break-before="page"/>
      <style:text-properties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УТВЕРЖДЕН</text:p>
      <text:p text:style-name="P7"><text:database-display text:table-name="Излучатель" text:table-type="table" text:column-name="Номерок" text:database-name="Переменные_для_файлов">ЛУЮИ.50001</text:database-display>-01.13</text:p>
      <text:p text:style-name="P7"/>
      <text:p text:style-name="P7"/>
      <text:p text:style-name="P7"/>
      <text:p text:style-name="P8"/>
      <text:p text:style-name="P8"><text:database-display text:table-name="Излучатель" text:table-type="table" text:column-name="Название" text:database-name="Переменные_для_файлов">Программный комплекс для тестирования МОЭМС коммутации и модуляции оптических излучений</text:database-display></text:p>
      <text:p text:style-name="P8">Спецификация</text:p>
      <text:p text:style-name="P8"><text:database-display text:table-name="Излучатель" text:table-type="table" text:column-name="Номерок" text:database-name="Переменные_для_файлов">ЛУЮИ.50001</text:database-display>-01.01</text:p>
      <text:p text:style-name="P8">Листов <text:page-count>3</text:page-count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2015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">Обозначение</text:p>
          </table:table-cell>
          <table:table-cell table:style-name="Таблица1.A1" office:value-type="string">
            <text:p text:style-name="P3">Наименование</text:p>
          </table:table-cell>
          <table:table-cell table:style-name="Таблица1.C1" office:value-type="string">
            <text:p text:style-name="P3">Примечания</text:p>
          </table:table-cell>
        </table:table-row>
        <table:table-row>
          <table:table-cell table:style-name="Таблица1.A2" office:value-type="string">
            <text:p text:style-name="P4"><text:database-display text:table-name="Излучатель" text:table-type="table" text:column-name="Номерок" text:database-name="Переменные_для_файлов">ЛУЮИ.50001</text:database-display>.12 01 ЛУ</text:p>
          </table:table-cell>
          <table:table-cell table:style-name="Таблица1.A2" office:value-type="string">
            <text:p text:style-name="P4"><text:database-display text:table-name="Излучатель" text:table-type="table" text:column-name="Название" text:database-name="Переменные_для_файлов">Программный комплекс для тестирования МОЭМС коммутации и модуляции оптических излучений</text:database-display></text:p>
          </table:table-cell>
          <table:table-cell table:style-name="Таблица1.C2" office:value-type="string">
            <text:p text:style-name="P5">А4</text:p>
            <text:p text:style-name="P5">Размножать по особому указанию</text:p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>Текст программы. </text:p>
          </table:table-cell>
          <table:table-cell table:style-name="Таблица1.C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>Загрузочный вид</text:p>
          </table:table-cell>
          <table:table-cell table:style-name="Таблица1.C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>Лист утверждения</text:p>
          </table:table-cell>
          <table:table-cell table:style-name="Таблица1.C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C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><text:database-display text:table-name="Излучатель" text:table-type="table" text:column-name="Номерок" text:database-name="Переменные_для_файлов">ЛУЮИ.50001</text:database-display>.12 01</text:p>
          </table:table-cell>
          <table:table-cell table:style-name="Таблица1.A2" office:value-type="string">
            <text:p text:style-name="P4"><text:database-display text:table-name="Излучатель" text:table-type="table" text:column-name="Название" text:database-name="Переменные_для_файлов">Программный комплекс для тестирования МОЭМС коммутации и модуляции оптических излучений</text:database-display></text:p>
          </table:table-cell>
          <table:table-cell table:style-name="Таблица1.C2" office:value-type="string">
            <text:p text:style-name="P6">CD-R</text:p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>Текст программы. </text:p>
          </table:table-cell>
          <table:table-cell table:style-name="Таблица1.C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>Загрузочный вид</text:p>
          </table:table-cell>
          <table:table-cell table:style-name="Таблица1.C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C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><text:database-display text:table-name="Излучатель" text:table-type="table" text:column-name="Номерок" text:database-name="Переменные_для_файлов">ЛУЮИ.50001</text:database-display>.12 02 ЛУ</text:p>
          </table:table-cell>
          <table:table-cell table:style-name="Таблица1.A2" office:value-type="string">
            <text:p text:style-name="P4"><text:database-display text:table-name="Излучатель" text:table-type="table" text:column-name="Название" text:database-name="Переменные_для_файлов">Программный комплекс для тестирования МОЭМС коммутации и модуляции оптических излучений</text:database-display></text:p>
          </table:table-cell>
          <table:table-cell table:style-name="Таблица1.C2" office:value-type="string">
            <text:p text:style-name="P5">А4</text:p>
            <text:p text:style-name="P5">Размножать по особому указанию</text:p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>Текст программы. </text:p>
          </table:table-cell>
          <table:table-cell table:style-name="Таблица1.C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><text:span text:style-name="T2">Исходный</text:span> вид</text:p>
          </table:table-cell>
          <table:table-cell table:style-name="Таблица1.C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>Лист утверждения</text:p>
          </table:table-cell>
          <table:table-cell table:style-name="Таблица1.C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C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><text:database-display text:table-name="Излучатель" text:table-type="table" text:column-name="Номерок" text:database-name="Переменные_для_файлов">ЛУЮИ.50001</text:database-display>.12 02</text:p>
          </table:table-cell>
          <table:table-cell table:style-name="Таблица1.A2" office:value-type="string">
            <text:p text:style-name="P4"><text:database-display text:table-name="Излучатель" text:table-type="table" text:column-name="Название" text:database-name="Переменные_для_файлов">Программный комплекс для тестирования МОЭМС коммутации и модуляции оптических излучений</text:database-display></text:p>
          </table:table-cell>
          <table:table-cell table:style-name="Таблица1.C2" office:value-type="string">
            <text:p text:style-name="P6">CD-R</text:p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>Текст программы. </text:p>
          </table:table-cell>
          <table:table-cell table:style-name="Таблица1.C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>Исходный вид</text:p>
          </table:table-cell>
          <table:table-cell table:style-name="Таблица1.C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C2" office:value-type="string">
            <text:p text:style-name="P4"/>
          </table:table-cell>
        </table:table-row>
        <text:soft-page-break/>
        <table:table-row>
          <table:table-cell table:style-name="Таблица1.A2" office:value-type="string">
            <text:p text:style-name="P4"><text:database-display text:table-name="Излучатель" text:table-type="table" text:column-name="Номерок" text:database-name="Переменные_для_файлов">ЛУЮИ.50001</text:database-display>.13 ЛУ</text:p>
          </table:table-cell>
          <table:table-cell table:style-name="Таблица1.A2" office:value-type="string">
            <text:p text:style-name="P4"><text:database-display text:table-name="Излучатель" text:table-type="table" text:column-name="Название" text:database-name="Переменные_для_файлов">Программный комплекс для тестирования МОЭМС коммутации и модуляции оптических излучений</text:database-display></text:p>
          </table:table-cell>
          <table:table-cell table:style-name="Таблица1.C2" office:value-type="string">
            <text:p text:style-name="P4">А4</text:p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>Описание программы</text:p>
          </table:table-cell>
          <table:table-cell table:style-name="Таблица1.C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>Лист утверждения</text:p>
          </table:table-cell>
          <table:table-cell table:style-name="Таблица1.C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C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C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><text:database-display text:table-name="Излучатель" text:table-type="table" text:column-name="Номерок" text:database-name="Переменные_для_файлов">ЛУЮИ.50001</text:database-display>.13 </text:p>
          </table:table-cell>
          <table:table-cell table:style-name="Таблица1.A2" office:value-type="string">
            <text:p text:style-name="P4"><text:database-display text:table-name="Излучатель" text:table-type="table" text:column-name="Название" text:database-name="Переменные_для_файлов">Программный комплекс для тестирования МОЭМС коммутации и модуляции оптических излучений</text:database-display></text:p>
          </table:table-cell>
          <table:table-cell table:style-name="Таблица1.C2" office:value-type="string">
            <text:p text:style-name="P4">А4</text:p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>Описание программы</text:p>
          </table:table-cell>
          <table:table-cell table:style-name="Таблица1.C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><text:s/></text:p>
          </table:table-cell>
          <table:table-cell table:style-name="Таблица1.C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><text:database-display text:table-name="Излучатель" text:table-type="table" text:column-name="Номерок" text:database-name="Переменные_для_файлов">ЛУЮИ.50001</text:database-display>.34 ЛУ</text:p>
          </table:table-cell>
          <table:table-cell table:style-name="Таблица1.A2" office:value-type="string">
            <text:p text:style-name="P4"><text:database-display text:table-name="Излучатель" text:table-type="table" text:column-name="Название" text:database-name="Переменные_для_файлов">Программный комплекс для тестирования МОЭМС коммутации и модуляции оптических излучений</text:database-display></text:p>
          </table:table-cell>
          <table:table-cell table:style-name="Таблица1.C2" office:value-type="string">
            <text:p text:style-name="P4">А4</text:p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>Руководство оператора</text:p>
          </table:table-cell>
          <table:table-cell table:style-name="Таблица1.C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>Лист утверждения</text:p>
          </table:table-cell>
          <table:table-cell table:style-name="Таблица1.C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C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><text:database-display text:table-name="Излучатель" text:table-type="table" text:column-name="Номерок" text:database-name="Переменные_для_файлов">ЛУЮИ.50001</text:database-display>.34</text:p>
          </table:table-cell>
          <table:table-cell table:style-name="Таблица1.A2" office:value-type="string">
            <text:p text:style-name="P4"><text:database-display text:table-name="Излучатель" text:table-type="table" text:column-name="Название" text:database-name="Переменные_для_файлов">Программный комплекс для тестирования МОЭМС коммутации и модуляции оптических излучений</text:database-display></text:p>
          </table:table-cell>
          <table:table-cell table:style-name="Таблица1.C2" office:value-type="string">
            <text:p text:style-name="P4">А4</text:p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>Руководство оператора</text:p>
          </table:table-cell>
          <table:table-cell table:style-name="Таблица1.C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C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C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C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C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C2" office:value-type="string">
            <text:p text:style-name="P4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  <text:p text:style-name="MP1"><text:database-display text:table-name="Излучатель" text:table-type="table" text:column-name="Номерок" text:database-name="Переменные_для_файлов">ЛУЮИ.50001</text:database-display>-01.01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16:27:22.64</meta:creation-date>
    <meta:generator>OpenOffice.org/3.4.1$Win32 OpenOffice.org_project/341m1$Build-9593</meta:generator>
    <dc:date>2015-01-26T16:38:15.96</dc:date>
    <meta:editing-duration>PT10M51S</meta:editing-duration>
    <meta:editing-cycles>22</meta:editing-cycles>
    <meta:document-statistic meta:table-count="1" meta:image-count="0" meta:object-count="0" meta:page-count="3" meta:paragraph-count="55" meta:word-count="157" meta:character-count="1290"/>
  </office:meta>
</office:document-meta>
</file>